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0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111111"/>
    </style:style>
    <style:style style:name="ce6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ANI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DIA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TULO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TT</text:p>
          </table:table-cell>
          <table:table-cell table:style-name="ce4" office:value-type="string" calcext:value-type="string">
            <text:p>DIALOGO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1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Y ESE FIERO DRAGÓN, SIN PODER SER VENCIDO POR EL ESFORZADO DON ÍÑIGO”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1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PA DE TORTUGA A 10,75 LA RACIÓN! … ¡QUÉ BARBARIDAD! ¡QUÉ ROBO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11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VIGILDA! ¡SI VIERAS LO QUE HE COMPRADO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11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1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BARONES DEL GUSTANO, TIENEN EL GUSTO DE INVITARLES A VDS.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1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TARDA MI HERMANA! … ¡ÓJALA NO SE LE HAYA OCURRIDO IR DE COMPRAS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Í, SÍ, ENCANTO! ¡NO TARDARÉ NADA EN LLEGAR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OMA HERMENEGILDA! ¡UNA CARTA PARA TI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VER SI ARREGLO UN POCO EL DESVÁN, QUE HAY QUE VER COMO ESTÁ EL POBRE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ODO EL MUNDO LLEVA GAFAS DE SOL MENOS YO! ¡QUÉ RABI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1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O, ¿CÓMO? ¿A DONDE VA SIN UN PERRITO? ¿NO SABE QUE LA MODA ES LLEVAR DE PASEO UN PERRITO DE PURA RAZA?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11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? ¿OTRA VEZ ESTÁS DANDO SALTOS? ¡ME PARECE QUE NO DEBES TOMAR HONGO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1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 ME SALE BIEN LO QUE PROYECTO, ME PODRÉ COMPRAR UN BONITO TRAJE DE TEMPORAD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1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SAVAR A MI LINDO CACTUS POLAR A QUE TOME UN POCO EL AIRE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1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LEO? LLEVAS TODO EL DÍA PENSATIVA Y MEDITABUNDA..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1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¡QUÉ MIEDO! ¡MIREN QUE SI FUESE VERDAD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1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REES QUE SERÍA BUEN NEGOCIO VENDER ESTUFAS EN EL DESIERTO?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1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DIÓS, DON JOSÉ! ¡A VER SI VIENE PRONTO OTRA VEZ POR ESTA SU CAS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1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! ¡CONTESTACIÓN AL ENVÍO DE MI NOVELA AL CONCURSO!…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 ESTAS HORAS?…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11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¡YA EMPIEZO A ESTAR HARTA DE VIVIR SIEMPRE EN LA MISMA CAS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..!ESTO DE NO TENER NOVIO ES UNA LAT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ES “PATACHITINA”, LA ÚLTIMA DROGA MARAVILLOS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1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ERMOSO ES EL VERDE CAMPO! ¡QUÉ LLENO DE HIERBA ESTÁ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1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 PORQUÉ ME DICE EL CORAZÓN QUE TENDRÉ UNA SORPRESA AL LLEGAR A CAS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1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RROR! EL MONSTRUO DE LÓPEZ VA AMATAR AL GALLARDO GALÁN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1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AAAA!...¡QUÉ DESGRACIADA SOY!..¡QUIERO MORIRME!...¡BUAA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13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1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 QUÉ ME PASA! ¡ME SIENTO ALICAÍD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1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 ¿ES AQUÍ DONDE SE ALQUILA UNA HABITACIÓN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1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URARÍA QUE ALGUIEN ME VIENE SIGUIENDO DESDE QUE SALÍ DE LOS ALMACENES “EL AGUILUCHO”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TU SUELDO DE MECANÓGRAFA, NO TENEMOS BASTANTE PARA VIVIR, LEO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1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ON LAS CUATRO, LEO.. TIENES QUE IR A LA OFICINA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1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, HERMENEGILDA? – ABAJO AL CAFÉ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1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AQUÍ DONDE SE ALQUILA UNA HABITACIÓN? – EN EFECTO AQUÍ ES. PASE, PASE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R MÍO: NO PUEDO IR HOY A BUSCARTE A CASA, PERO TE ESPERO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1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!..¡ME HA VENIDO SIGUIENDO UN HOMBRE DURANTE TODA LA MAÑAN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1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AS! ¿ES AQUÍ DONDE SE ALQUILA UNA HABITACIÓN? – SI, PERO A USTED LE VENDRÍA GRANDE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1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MIO DE CINCUENTA MIL PESETAS AL QUE CAPTURE UN EJEMPLAR DE MARIPOSA “COLORIUS BELLUS”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1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MOS NINFAS, SOMOS FLORES, SOMOS HADAS DE COLORE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1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ERO, PIPO, QUE LA PUERTA NO ES POR AHÍ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1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E CUADRO, COLOCADO AQUÍ, DARÁ EL GOLPE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1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GO TODO LISTO, LE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1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TARDA HOY EN VENIR MI HERMANA A LA HISTORIET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1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N ESTA HISTORIETA VENDRÁ MI NOVIO A PEDIRTE MI MANO…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¡SI VIERAS QUÉ NOVIO MÁS GUAPOTE ME HA SALIDO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ÓMO ESTÁS DEL CORAZÓN, LEO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FÍJATE QUÉ GANGA HE COMPRADO POR DOSCIENTAS PESETA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VER SI ARREGLO UN POCO LA CASA, QUE FALTA LE HACE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1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VIÓN PLANEANDO - ¡ME GUSTARÍA TENER UN NOVIO AVIADOR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1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, LEO! ME VOY AL CINE…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1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RTA ESTOY! ¡NO ME SALE UN NOVIO NI A TRES TIRONES!…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1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XTRA! ¡ÚLTIMA EDICIÓN CON LAS NOTICIAS MÁS RECIENTE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1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DEJA DE LAVARTE LOS PIÉS Y VEN, QUE QUIERO PRESENTARTE A UN JOVEN AL QUE ACABO DE CONOCER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1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AS! ¿SE PUEDE? - ¡ADELANTE! ¿QUÉ DESEA, CABALLERETE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1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SEJOS MÁS BONDADOSOS DA ESTE LIBRO…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1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OCURRE, HERMENEGILDA, QUE VIENES LLORANDO COMO UNA DESCONOCIDA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1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VIGILDA… ¿NO CREES QUE YA ES HORA DE QUE ME DES DINERO PARA COMPRARME UN TRAJE… 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1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 ESTÁS APOLILLANDO, HERMENEGILDA! .. ¿POR QUÉ NO SALES POR AHÍ A DAR UNA VUELTA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1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HARTA DE TUS TONTERÍAS! ¡ERES UNA PAZGUAT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1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ARECE UN SUEÑO, DESPUÉS DE TANTOS AÑOS DE ESPERA! ¡HOY LO HE VIST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1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AS GAFAS DE SOL SE VEN ESTE AÑ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1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HA IDO A VER SI CONSIGUE UNAS ENTRADAS PARA NOSOTRAS Y LOS SEÑORES DE LÓPEZ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1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HE COMPRADO, LE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1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TE AMO! ¡ESCUCHA MI LOCO CORAZÓN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1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TELEGRAMA DEL BRASIL, SEÑORITA HERMENEGILDA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1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¡QUÉ SUFRIMIENTO TAN HORRIBLE! ..¡NO PUEDO MÁ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1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TRABAJAR COMO ESTRELLA EN LA TELEVISIÓN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1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VIENE EL NEGRO ZUMBÓN. BAILANDO ALEGRE EL BAIAO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1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QUÉ CONTENTA ESTOY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MOCIONADA VENGO! ¡SOY FELIZ! ¡SOY TRES VECES FELIZ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MIRA QUE PECECITO MÁS MONO HE COMPRADO! ¡LE VOY A LLAMAR JERÓNIM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1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¿QUIERES TRAERME UN VASO DE AGUA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1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, HERMENEGILDA? – A VER SI CAZO MARIDO, QUE VA YA SIENDO HORA. ¡CARAMB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1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, YA LO SABES, ¡PROCURA ELEGIR UN BUEN NOVIO Y NO SALGAS NUNCA CON UN CUALQUIERA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1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VENGO LOCUELA DE CONTENT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11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MIRA LO QUE HE COMPRADO...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1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INE CON MI NOVIO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1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TE VIENES AL CINE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1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? - ¡ME VOY A DAR UN PASE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1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É PENDIENTES ME HE COMPRADO POR TRES PESETAS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ÑORITA: SI USA COLONIA “AROMAS CACEREÑAS” TRAERÁ A LOS HOMBRES AL RETORTERO.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RÁEME UN VASO DE AGUA, HERMENEGILD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POR QUÉ NO TENGO NOVIO? ¡PORQUE SOY TÍMIDA, EN VEZ DE SER UNA JOVENCITA DECIDIDA Y CON PERSONALIDAD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DA! .. ¡EN LA FLOR DE MI JUVENTUD, BELLA COMO UN SOL Y SIN UN MAL NOVIO QUE LLEVARME AL BRAZ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JÁ! VOY A VER SI ADIVINA MI FUTURO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¿A QUÉ NO SABES QUIÉN VA A VENIR A VISITARNOS ESTA TARDE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E NO SABES LO QUE TRAIG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TARDA MI HERMANA! ¡LO MENOS HACE SEIS HORAS QUE ESTÁ FUERA DE CAS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1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DIÓS, PEPE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1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MÁS ME GUSTA LEER DEL “PULGARCITO” ES LAS GILDAS. ¡A LA GORDA LE PASA CADA COSA…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1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¡VEN AQUÍ EN EL ACT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1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EMPRE SOY LA CENICIENTA DE LA CAS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1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LAS HERMANAS GILDA? – AQUÍ ES, PASA PEQUEÑO…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2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ÓMO ANDAS DE DINER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2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GO NOVIO! ¡YA TENGO NOVI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2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HE DESCUBIERT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2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F! ¡VENGO HECHA PURÉ! ¡QUÉ SED TENG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VENDE MAGNÍFICA CASA EN EL CAMPO. PARA QUE VIVAN DOS PERSONAS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2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¿DONDE ESTÁS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 ME DA SER TAN BAJITA Y GORDITA! ¡PAREZCO UN CHALECO ENAN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HE HECHO UN NEGOCIO DE AÚP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AAA! ¡QUÉ ABURRIDA ESTOY! ¡MÁS QUE UN HONGO TIROLÉS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2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 REPITO QUE ESTE AÑO NO VAMOS DE VERANEO! ¡NO TENEMOS DINER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NOS HAN REGALAD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ÑORAS DE SU CASA ¡NO MÁS CRIADAS RESPONDONAS! COMPRE UNO DE NUESTROS “ROBOTS”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HACE UN DÍA DE SOL IMPONENTE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2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TO TIEMPO HACE QUE NO VAMOS AL CAMPO, LEO? - ¡QUÉ SE YO! LO MENOS SESENTA HISTORIETAS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2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AA! ¡LEOVIGILDAAA! ¡QUÉ SUERTE TENG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2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.. ¡MIRA QUÉ CACHIVACHE HE COMPRAD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2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PARECE MENTURA QUE OCURRAN ESTAS COSAS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ME EL “D.D.T”. ANTES DE QUE ME LO PESQUE MI HERMANA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– SE VENDE CASITA JUNTO AL MAR, POR MIL QUINIENTAS PESETAS, AMUEBLADA Y TODO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VA A COGER EL CESTO DE LA COMPRA Y SE VA A IR AL MERCAD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OCASIÓN TAN ESTUPEND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2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ESEA, POLLO? – BUENAS, VENÍA A CASARME CON USTED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2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, LEO! ¡HE LLENADO UNA QUINIELA, A VER SI ME TOC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2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DIDO COLLAR VERDE, GRANDOTE, ENTRE LA CALLE PEZ Y LA DE TRIBULETE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2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RROR! ¡YA NO ESTÁ UNA SEGURA NI EN CAS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2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A CARTA PARA USTED. NO PASO, PORQUE MI MUJER NO ME DEJA SALIR EN LAS REVISTAS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2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ME VENDRÁ A PEDIR MI HERMANA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2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E DÓNDE VIENES CON ESA CARA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2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AA! ¡ESTOY MÁS ABURRIDA QUE UN GATO EN UNA FÁBRICA DE SIFONES! .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2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¿NO OYES QUE LLAMAN A LA PUERTA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MUY PREOCUPADA CON LO QUE ME SUCEDE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! ME PASO LOS AÑOS ESPERANDO ESTE DÍA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. ¿VIENES AL CAMPO A COGER SETAS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AQUÍ CONVENDRÍA HACER UN POZO ARTESIANO PARA TENER AGUA FRESCA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2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PUEDE SER UNA GANGA! ¡SE LO DIRÉ A MI HERMAN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2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.. ¡AY, MI LOCO CORAZÓN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2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HOY ME ENCUENTRO BASTANTE TONTA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2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QUÉ LOCUELA VENGO HOY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2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NEGILDA, YA QUE NO HACES NADA, PONME UNA PIEZA EN ESTE VESTIDO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- ¿QUÉ QUIERES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2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 LA PUERTA…? VOY A VER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MÁS ABURRIDA QUE UN ACREEDOR DE VÁZQUEZ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VENDE ABRIGO DE VISÓN, POR NO PODERLO ATENDER. PRECIO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¿DÓNDE TE HAS METIDO? ¡LEOOO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2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- ¿QUIERE ADQUIRIR UN BUEN TERRENITO, POR UN PRECIO VERDADERAMENTE GANGA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ERMOSA MAÑANA! ¡TRALARA-LA-L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OMER SANDÍA FRESC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2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A SEMANA PESO CINCO KILOS MÁS QUE LA PASAD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2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VO UNOS DÍAS ALGO SORDA. AYER CASI ME ATROPELLA UN COCHE.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2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HERMENEGILDA? TE VEO CON CARA DE SERRUCHO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2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AQUÍ ENSEGUIDAA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2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CÍA TIEMPO QUE NO PASEÁBAMOS POR EL CAMPO ¿VERDAD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2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 ¿HAS VISTO EL DICCIONARIO POR AHÍ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2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¿DÓNDE TE HAS METID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2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ITA! ¡CUCÚ! ¿DÓNDE ESTÁS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2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SUEÑO QUE ACABO DE TENER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¡LEO, MIRA LO QUE HE COMPRADO! - ¡NO ME DIGAS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DA MÁS ABURRIDA LA DE PERSONAJE DE ESTA HISTORIET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DÓNDE VAS CON ESA HACHA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TINTA DE ESTILOGRÁFICA. TENGO QUE ESCRIBIR A MIS ADMIRADORES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2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HERMENEGILDA? ¿POR QUÉ LLEVAS LA BOCA ABIERTA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2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É POR QUÉ SERÁ, PERO HOY ME SIENTO TRAVIESA Y JUGUETONA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2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H, TÚ, VEN AQUÍ! ¿ADÓNDE VAS SIN MI PERMIS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2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TE VIENES A DAR UNA VUELTA CONMIGO POR EL CAMP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2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… ¿VAMOS A DAR UNA VUELTA POR EL CAMPO? – BUENO, ESO CUESTA POCO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2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H! ¿QUÉ ES ESE HORRISONO RUID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2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OVECHANDO QUE HOY HACE BUEN TIEMPO, ME VOY AL CAMPO A BUSCAR HONGOS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2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UN TERRENO EN VENTA! VOY A HUSMEAR A VER DE QUÉ SE TRATA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2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MI HERMANA? ¡SIEMPRE TENGO QUE HACERLO YO TOD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DES IR TRANQUILA A ESA VISITA. LEO, MIENTRAS PREPARARÑE LA COMIDA Y ARREGLARÉ LA CASA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12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TUPENDO! ¡HOY HA NEVADO! ¡QUÉ BONITO ESTÁ TOD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IEDO! ¡AQUÍ DICE QUE ES CASI SEGURO QUE MARTE ATAQUE A LA TIERR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NE AHÍ, LE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! ¡CUÁNTO ME GUSTA PAEAR POR EL CAMPO DE COLOR VERDE LIMÓN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2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ESTAS MOSCAS ME VAN A COMER VIV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2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ÍA GANAS DE DAR UN PASEITO, QUÉ CARAMB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2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PONGO QUE DURANTE LOS TRES MESES QUE VOY A ESTAR DE VACACACIONES, TE PORTARÁS BIEN ¿EH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2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 HERMENEGILDA? - ¡AL CAMPO, SIMPÁTICO PAJARRAC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ME GUSTA TROTAR POR LOS PRADOS COMO UNA JOVENZUELA ALOCAD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12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ECHAR UN VISTAZO AL PERIÓDICO A VER QUÉ DICE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HERMENEGILDA, EN ESTA HISTORIETA NO QUIERO TRABAJAR, ASI QUE YA PUEDES IRTE AL CINE O AL CAMPO TÚ SOLITA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LA ORILLA DEL MAR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2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EL PERIÓDICO, A VER SI TRAE ALGO INTERESANTE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EN EL CAMPO COMO SIEMPRE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DE DÓNDE SACARÉ DINERO PARA PAGAR TODAS ESTAS FACTURAS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COLES! ¡ESTO ME DA UNA IDE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2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! ¡QUÉ HARTA ESTOY DE MI HERMANA! ¡LE ESTOY COGIENDO UNA RABIA SORD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2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, LEO, QUÉ REGALO ACABAN DE HACERME UNOS LECTORES DE “PULGARCITO”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2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HE TRAIDO A CASA, LEO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2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QUÉ ES ESTE PAPEL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AN ADÓNDE VOY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! ¡NO HAY NADA TAN SALUDABLE COMO EL CAMPO, SOBRE TODO SI TIENE AROMA DE FLORES Y TORTILLA DE PATATAS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H, OIGA HERMOSA SEÑORIT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PREOCUPADA POR MI HERMANA. DIJO QUE SE IBA AL CAMPO UN RATITO, HAN PASADO DOS HORA Y AÚN NO HA VUELTO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LEO! ¿DÓNDE ESTÁS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2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HE VISTO PASAR… POR AQUEL CAMINO VERDE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 TREMENDO ESTO QUE ME PAS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HAY UNA NOTA EN LA PUERTA DEL PIS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ABURRIDA! ¡ME VOY A DAR UN BUEN PASE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ME VOY A DAR UNA VUELTA POR EL CAMPO - ¡BUEN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YA ESTAMOS EN VERAN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MIRA QUE VALE MÁS BONITO TENG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3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LA PRIMAVERA! ¡TODO ES PRIMAVERA! ¡OH, EL AROMA DE LA PRIVAMERA! ¡OH, MI PRIMA VER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3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MIRA QUE NO HABERLO ENCONTRAD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OMER SANDÍA FRESC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HOY ES MI SANTO Y QUIERO CELEBRARL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3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Y QUE VER! ¡CADA DÍA ESTÁ MEJOR EL PULGARCIT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3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TONTUELA POR UNA “MOTO”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3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RO QUE AÚN NO HAYA VEINDO MI HERMAN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3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HACEN AQUÍ ESTOS TRES BIRRIOSOS QUESOS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3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PROVECHANDO QUE MI HERMANA HA SALIDO, VOY A DESCANSAR COMO UN VÁZQUEZ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CAPITAL DE ESPAÑA” .. ¡HUM! ESTE CRUCIGRAMA ES BASTANTE DIFICIL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CONTESTAA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INVENTO ESTUPEND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ESTARÁ HACIENDO MI HERMANA? – VOY A VER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3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LLAMAN! DEBE SER ALGÚN ACREEDOR FURIOSO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3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QUÉ PAZ Y QUÉ TRANQUILIDAD…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3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ISITAR A MARGARITA. LA POBRE ESTÁ CADA DÍA MÁS…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3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DA MÁS ABURRIDA LA DE PERSONAJE DE HISTORIET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3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UN PAQUETE Y UNA CART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3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ME TIENE PREOCUPADA, NO HACE MÁS QUE COMER Y COMER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3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ME HE CANSADO DE SER UNA IGNORANTE…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3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¡COMO SE HAYA IDO AL CAMPO LA VOY A ..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3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3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EVIRUTA! ¿SERÁ CIERTA ESTA NOTICIA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3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ES EL AMOOOOR… ¡VIVA EL AMOR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3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LEO, QUE QUIERO PRESENTARTE A MI NOVI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3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GASTARLE UNA BROMA A MI HERMAN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R DE VISITA A CASA DE LOS GARCÍ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IENTO QUE HOY ME VAN A PASAR COSAS RARAS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3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R FIN HE LOGRADO AHORRAR DOSCIENTAS PESETAS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3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 TAN FEROZ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3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OS BOTES DE MERMELAD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3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TA DE LA POLINESI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3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 ME HARÁ TENER UN COCHE ASÍ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3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3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3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OLA! <text:s/>¡VAYA NOTICIÓN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 HERMANA PARECE PREOCUPADA! ¿QUÉ LE PASARÁ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3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3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APO ES NUESTRO VECIN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3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LEO? TE VEO MUY ABATIDA.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3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, LEO, LO QUE VENDE LA VECINA DE ARRIB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3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3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DO LLAMARÁ MIGUELIT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3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LENCIO! ¿QUÉ HARÁ MI HERMANA POR AHÍ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3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 – TRAIGO UNA CARTA Y UN PAQUETE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3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.. ¡OTRA VEZ EN EL CAMP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3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3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LA SEÑORITA GILDA, LA MÁS GORD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3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3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ANITA! ¡VEN ACÁ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3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3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3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- ¿QUÉ FUE ESE HORRIBLE GRIT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3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ESTARÁ LA CRETINA DE MI HERMAN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3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, HERMENEGILDA? – ¡A VER SI PESCO NOVI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3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ESTÁ EL MUNDO, FACUND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3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3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O ES NO TENER NOVI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3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 TAN MAGNÍFIC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3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LEO! ¡MIRA LO QUE ME HAN DAD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3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ANTAR ÓPER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3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MBRE MÁS GUAPO HE CONOCIDO ESTA MAÑAN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3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VESTIDO TAN VIEJO LLEVO PUEST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MI SUEÑO DORAD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ARTÍCULO MÁS TONTAIN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3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ESTOY HOY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3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DRÍA HACER PARA REIRME UN RATO DE MI HERMAN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VOLANDO, HERMENEGILDAAAAA…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PAQUETE Y UNA CARTA DE SU TIO SERAPIO, DESDE BOGOTÁ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LEO, ME VOY A DAR UNA VUELTA POR AHÍ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A ESTÁ LA CASA! Y MI HERMANA LEYENDO COMO SIEMPRE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3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3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MOS A VER QUÉ DICE HOY MI SIGNO DEL ZODÍAC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TA DE SU HERMANA DESDE EL EXTRANJER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ME VOY A LA PLAYA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ALDITO SEA EL QUESO DE HOLAND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OY A COMENZAR A ESCRIBIR MI DIARIO, SI, SEÑOR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N QUÉ SE PARECE UN ELEFANTE A UN MONO ENJAULAD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GUSTARÍA IR A COMER A UN RESTAURANTE Y NO SIEMPRE EN CASA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SABES TÚ LO QUE GANARÍAMOS TRABAJANDO EN “PULGARCITO”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YA TENGO NOVIO OTRA VEZ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3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NOS VAMOS AL CAMPO UN RATITO QUE <text:s/>ESO ES SAN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3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Í VA, QUÉ RISA! – A VECES, LAS PERSONAS NO RECUERDAN QUIENES SON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 ¡QUÉ COSAS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UN BOCADILLO PARA MI HERMANA…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EN EL ACTO! - ¡VOY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3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E EMPLEO DEBE DE SER CÓMOD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3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GO LA MAR DE CONTENT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3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A GUSTO ESTAR SIN HACER NADA! - ¡HERMENEGILDAAA! ¡VEN AQUÍ EN EL ACT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3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ABURRIDA ESTOY! – ME IRÉ UN RATITO AL CAMPO, A VER SI ME OXIGENO UN POCO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14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¡AH! – HARÉ UN POCO DE LIMPIEZA PARA DISTRAERME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4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4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JUGAR UN RATO AL CAMP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4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LO PEDIRÉ A MI HERMANA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4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 UN RATITO, LEO. - ¿Y A MÍ QUÉ?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4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VIENE MI HERMAN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ERTE TENGO! ¡YUPIII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VER A MI NOVIO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14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 A RESPIRAR EL AIRE QUE ES PURO Y SAN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4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LA CIUDAD. ¡HACE UN DÍA ESTUPEND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4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- ¡ME VOY A IR AL CAMPO A MERENDAR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4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LEO, QUÉ CONTENTA VENG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4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GUARDARÉ ESTE DURETE A BUEN RECAUD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SERÁ MEJOR QUE EMIGRE.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LA HISTORIETA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4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HORA DE VER A MI TEOBALDO! ES MI ACTUAL PRETENDIENTE ¿SABEN USTEDES?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14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SE ME HA PUESTO LA CARA PERDIDA DE GRANOS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PRÉSTAME CIEN PESETILLAS PARA COMPRARME UNA TORTOLA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, QUÉ NOVIO ME HA SALIDO…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ESTÁ LA CASA SIN ARREGLAR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4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MOS A VER QUÉ DICE EL “DAYLY QUE DAYLY”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4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QUE ME VUELVO LOC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4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LA HORA DE LA CITA! ¡QUÉ ILUSIÓN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4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MÁS ALEGRE QUE UNAS CASTAÑUELAS ETRUSCAS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4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ELICÍTAME LEOVIGILD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4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! ¡CARTA DE TIO POLIDORO, DESDE LA HABAN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4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CÍA TIEMPO QUE NO SALIAMOS JUNTAS A DAR UNA VUELTA POR EL CAMP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4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TRUSCO DÍA PARA IR A MERENDAR AL CAMP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4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QUIERO QUE VAYAS AL CAMPO TANTAS VECES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4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HERMENEGILDAAAA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4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AMPO! - ¡HUM! ¡QUÉ PAZ HAY EN EL AMBIENT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4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LLAMAR A MI AMIGA PANCHITA.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4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ONOMÁSTICA, QUE QUIERE DECIR QUE ES MI SANT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4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HA VOLADO EL PAJARIT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4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CERTARON!… ¡ME VOY A DAR MI CONSABIDO PASEITO POR EL CAMPO…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4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ESDE LUEGO, HAY QUE RECONOCER QUE SOY UNA CHICA CON SUERT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4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ENCANTA TRABAJAR EN NO HACER NAD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4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NO ME DEJA SALIR DE CASA.. ¡PERO YO SALDRÉ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4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ÉSTE SON YA 87 LOS CHURROS QUE HE COMPRAD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4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 MI HOMBR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4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E ACERCA LA HORA DE IR A VER A MI MALVINO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4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FRÍO POLAR QUE HACE EN ESTA CAS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4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O ¡QUÉ INSENSATA SOY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4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NEGILDAAA! - ¡ME APUESTO ALGO A QUE ME MANDA A UN RECAD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4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4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 ESTA HISTORIETA NUESTRA NO HACEN MÁS QUE LLAMAR A LA PUER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14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A VER SI ME ENTERO DE ALGO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COMPRAR UNOS DÉCIMOS DE LOTERÍ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VOY, YA VOY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SI SE LO VENDO A MI HERMANA…! ¡LE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4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SE ABURRE UNA POR NO TENER DINERO PARA IR AL CINE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ISITAR A LAS DE LÓPEZ, A VER SI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LUEGO TE LLAMARÉ OTRA VEZ, PILUCHI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4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 A CONTINUACIÓN ESCUCHARÁN USTEDES LAS ÚLTIMAS NOTICIAS DEL DÍ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4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DONA SI TE MOLESTO, PERO TIENES QUE IR A UN RECADO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4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4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ICOS SON ESTOS HELADOS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4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TAN HERMOSO HACE HOY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4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 GUSTO SE ESTÁ TRABAJANDO EN NO HACER NA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4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DÍA MÁS HERMOSO PARA IR AL CAMPO1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4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DA VEZ ME GUSTA MÁS EL CAMPO! - ¡HAY QUÉ VER LO QUE DESARROLLA EL EJERCICI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4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ESPANTO! ¡ES HORRIBLE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4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SE ME HA OCURRIDO UNA IDEA GENIAL! ¡VA A SER LA MON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4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DEBE DE SER EL SEÑOR VÁZQUES QUE VIENE A PEDIR DINERO! ¡VA LIST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4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PELÍCULA TAN HORRIBLE! ¡TENGO LOS PELOS DE PUNT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4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CÓMO ESTÁ LA COMI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4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ESTÁ AQUÍ LA PRIMAVER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4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4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YA ES HORA DE QUE VAYA AL BANCO.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4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E HARÁ MI HERMANA QUE NO LA OIG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4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4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EBA GASEOSA, “LA REMONDA”! “SOPA PEPITA”. LA QUE MÁS PI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4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4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EN EL ACTO, HERMENEGIL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4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4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ES UNA “ABUSONA”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4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GUSTARÍA SER NOVELIST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POR QUÉ NO VAMOS DE VACACIONES?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IR A UN BAILE DE GAL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4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ESCANSAR A PIERNA SUEL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4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ESTA MÁS ESTUPEN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4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REMIADO EL 1,717, CON DOS MILLONES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4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4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ABURRO SIN HACER NADA! - ¡SI POR LO MENOS TUVIERA UN APURO…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UN BILLETE ABANDONAD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E ME ESTÁ OCURRIENDO UN INVENT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SACADO MIL PESETAS PARA MIS GASTOS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4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EMPRE COMO SOLI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4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? – VOY A VER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OY HARTA DE VERTE SIN DAR GOLPE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QUÉ HACE MI HERMANA! - ¿QUÉ HACES?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4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A GUSTO ESTAR SIN HACER NADA! - ¡HERMENEGILDAAA! – VE A LA CALLE VEINTE A RECOGER UN VESTID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4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QUE BILLETE TAN MON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4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DESCANSO QUE ME ESPER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4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5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GUSTARÍA TENER UNA ROS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5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SI LEO ALGO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5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…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5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 – UN PAQUETE PARA USTED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5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GO UNOS VALES PARA VER UNA EXPOSICIÓN DE ESCULTURA MODERN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5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LO QUE DICE LA PRENS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5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¡QUÉ MOSCA TEN PEGAJOS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5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TIZA! – ESO TE PASA PORQUE ESTÁS MUY GORD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5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… - ¡YA VOY, YA VOY! ¡NO TE EXCITES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PUL6 15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SI CONSIGO DESCANSAR UN RATIT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TEMPORADA SE LLEVARÁN LOS SOMBREROS DE PARIS A TODO PASTO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EMOS UN PISO MONÍSIMO PERO, ¡EN LA PARED FALTA ALGO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QUÉ PEZ ME HAN REGALAD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5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– SE AVISA A LOS CIUDADANOS QUE SE ENCIERREN EN SUS CASAS A PIEDRA Y LODO.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5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GURO SONARÁ EL TELEFONO O LLAMARÁN A LA PUERT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5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QUE ME HAGAS UN FAVOR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5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YA HE VUELTO A ROMPER LA PANTALLA DEL TELEVISOR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5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PAQUETE, SIMPÁTICA SEÑORIT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PUL6 15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PARECE MENTIRA LO QUE SE PAGA POR UNA QUINIEL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EBIL ESTOY! VOY A DAR UN PASEO POR AHÍ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HE LEÍDO ESTE CUENTO POR LO MENOS TRESCIENTAS CUARENTA Y CINCO MIL VECES..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 - ¡SALÍA EL CONDE DRÁCULA Y TODO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5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EN A ASOMARTE A LA VENTANA, VERÁS QUÉ COSA TAN BONITA..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DARÉ UN PASEO POR LA CAS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? – VOY A ENTERARME SOLAPADAMENTE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 UN SOBRE! ¡MIRA QUE SI ESTUVIESE LLENO DE DINERO..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5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ABURRIDÍSIMA! ¡MAÑANA ME IRÉ UN RATO AL CINE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15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ÚANTO ME GUSTARÍA DAR LA VUELTA AL MUNDO, VISITAR CAPRI, MONTECARLO, CUENCA.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5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A VUELTA POR AHÍ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5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A CARTA PARA SU HERMAN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5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É GUSTO DA NO HACER NADA - ¡HERMENEGILDAAAA…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5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SIN HACER NADA! - ¡BUENAS TARDES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5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ABE LO QUE ME ALEGR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5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PARECE QUE VOY A ESTORNUDAR…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5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 GUSTO NO TRABAJAR Y NO HACER NAD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5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HE COMPRADO UN LIBRO DE RIS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15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GO UN SUEÑO VISIGOD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5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A VER UNA PELÍCULA DE MIEDO, QUE ES DE MIEDO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5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….! – VOY, VOY - ¿A DÓNDE IBA YO…?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5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. - ¡QUÉ BIEN LO VOY A PASAR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5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E STO ME INTERESA – SE LO DIRÉ A MI HERMAN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5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ESTÁ ESA PELMAZ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5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¡VOY VOLANDO!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5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TELÉFONO - ¿QUIÉN SERÁ?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5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LO PEDIRÉ A MI HERMAN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15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A, CHICA. – HOL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5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¡OTRO RECADITO, COMO SI LO VIER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54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5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MÁS ESPELUZNANTE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5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VOY, YA VOY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5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, ME IRÉ UN RATO AL CINE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5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Á RECLAMÁNDOME LA TIRANA ES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5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Á MI HERMANA LLAMANDO A LA PUER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5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RIPOSAS TAN PESADAS! ¡LARGO DE AQUÍ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LAMARÉ A MI HERMANA PARA QUE ME SIRVA LA MERIEND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! ¡HOY ESTRENO ESTE BOLS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MONO ES EL CAMP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5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LO HE PASADO EN EL TEATRO..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DOY UN PASEO – PUES NO ME HABÍA DADO CUENTA HASTA AHORA.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ÁN LLAMANDO! – VOY A VER QUIÉN ES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TRA VEZ LA CASA HECHA UN ASC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5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 SE ESTÁ EN CASA LEYEND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5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LO CONTARÉ A ROSI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5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ESTOY EN CASIT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5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- ¡YA EMPIEZAN LOS RECADOS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5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TOMARÍA UNA TACITA DE CAFÉ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5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POR FIN ES DOMINGO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5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O DA EL NO HACER NADA! – YA ESTÁ EL TELÉFONO ESE.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5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VOLAR…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5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ESTÁ LA CASA DE LIMPI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5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 ANDAMOS DE DINER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5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VOY, YA VOY VOLAND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5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YA EMPEZAMOS CON LOS RECADITOS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5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LINDO ES EL CAMPO, TAN LLENO DE CAMPO…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5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BOLA – LA NOVELISTA PAPA HA COBRADO 100,000 RUPIAS POR UNA NOVELA Y BLA, BLA, BL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5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, QUÉ COSAS HACE ESTE TIP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5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PONGO QUE COMO SIEMPRE MI HERMANITA NO HABRÁ LIMPIADO LA CAS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5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PESADO ES ESTE TELÉFON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5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DÓNDE SE HABRÁ METIDO ESA TONTA? ¡SEGURO QUE DEBE ESTAR PENSANDO EN “PAUL JANKA”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5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A VIDA ES BELLA! ¡TRALARIII…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5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O, ¿SABES UNA COSA?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5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! ¡HOY ES EL DÍA DE MI CUMPLEAÑOS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5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¡ME FASCIN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5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SI TERMINAS DE UNA VEZ DE FREGAR LOS PLATOS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ESTOY! - ¡HERMANITAA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NÚMERO DE LA LOTERÍA HA SALIDO HOY PREMIADO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UNA QUINIELA ¡A VER SI TENGO SUERTECILL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5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VER QUÉ PONE HOY EL PERIÓDICO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5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SERÁ UNA CARTA DE MI HERMANA! ‘ES UNA DESCUIDADA! ¡BRRR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5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ESTÁ VISTO QUE UNA NO PUEDE DESCANSAR NI UN MINUT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5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TE HAS FIJADO EN LO QUE DICE EL PERIÓDICO?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5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 YO FUERA RICA MI HERMANA NO ME ESTARÍA MANDANDO SIEMPRE A LA COMPR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5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PERIÓDICOS SIEMPRE TRAEN SORPRESAS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CASTAMOS UN HORROR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IO VERNE, JULIO VERNE…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- SE AVISA A LOS CIUDADANOS SE VACUNEN CONTRA LA PICADURA DEL MOSQUITO FLY-FLY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5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 CON LA ESTILOGRÁFICA ‘STILUS’ TENDRÁ UNA LETRA SUMAMENTE ATRACTIVA E IRRESISTIBLE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ESCRITO A UN CONCURSO QUE ANUNCIAN POR LA RADIO. SI ACIERTO ME REGALARÁN UN MOBILIARIO COMPLETO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¡HERMENEGILDA!! – LOS GRITOS DE ESA MANDONA ME TIENEN FRI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CASA DE NUESTRO DIBUJANTE A VER SI ME PRESENTA ALGÚN NOVIO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16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SIN UNA GORDA. Y POR SI FUERA POCO, MI HERMANA SE HA MARCHADO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NERVIOSA CON UN MOSCARDÓN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E ANUNCIO ME INTERES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 PASEITO ME IRÁ A LAS MIL MARAVILLAS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, HE PENSADO QUE VAYAMOS A DAR UNA VUELTA POR EL CAMPO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, JA! ¡JO, JO! ¡JI, JI! ¡QUÉ GRACIOSO ES “PULGARCITO”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LAMAN AL TELÉFONO! ¡ACUDIRÉ A VER DE QUIÉN SE TRAT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GO EL HONOR DE NOTIFICARLE QUE DENTRO DE UNOS INSTANTES IREMOS A ROBARLE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PASEAR CON MI PROMETIDO EL MILLONARIO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EL SANTO DE MI HERMAN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NCIO! ¡A MI ME DA ALG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INE. - ¡ESO! ¡Y LA CASA SIN BARRER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ENTRAS MI HERMANA SE ABURRE YO VOY A PASAR UN DÍA ESTUPENDO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6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ADA! ¡NI UN SOLO PISO DE DOSCIENTAS RUPIAS SIN TRASPAS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6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GRITOS! ¡YA VOY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6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VENG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6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NO SÉ POR QUÉ ME TIENE DOMINAD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6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ES TERRIBLE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6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¡VEN AQUÍ SIN TARDAR UN SEGUND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6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LA CHARCUTERÍA? ¿CUÁNTO LES DEBO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6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TAN MARAVILLOSO! ¡ESE SERVICIO METEREOLÓGICO ES FANTÁSTICO! ¡TODO LO ADIVIN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6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PASA? ¿ALGÚN RECADO A LA VISTA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PARECE QUE NO HA OÍDO BIEN MI DULCE VOZ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6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TIZA! ¡ESTA AVISPA QUIERE PICARME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CADA DÍA ES MÁS DESOBEDIENTE LA CHICA ÉST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DÓNDE SE HABRÁ METIDO ESA DESOBEDIENTE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6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 LO VISTO LOS SAQUEADORES SIGUEN CON SUS FECHORÍAS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6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6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SAPRISTI! ¡ÉSTO SI QUE ES UNA NOTICI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6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JA, JA! ESTO SÍ QUE ES DESTERNILLARSE DE RISA. LOS HAY TONTUELOS.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6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… A VER QUÉ TAL VIENE HOY “EL D.D.T”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6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EOOOO! ¡MIRA QUÉ TRANSISTOR HE COMPRAD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6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INE… - ¡YA PODRÍAS QUEDARTE A FREGAR EL SUEL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6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LTO! ¿A DÓNDE VAS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6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! - ¡ADIÓS, HIJA, ADIÓS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6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 ¿ME PRESTAS QUINIENTAS PESETAS PARA.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6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DARÉ UNA COPITA A LEO, PARA QUE LO PRUEBE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6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6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MÁS ABURRIDA QUE UNA OSTRA TARTAMUD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6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HE ENCONTRADO DEBAJO DE LA CAMA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TA PARA USTEDES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ERMENEGILDAAAA! - ¡VOY COMO UN RAY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Í VIENE LA TONTAINA DE MI HERMAN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NO ME MUEVO DE AQUÍ NI A TIROS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NOCHECITA HE PASADO! ¡AY DE MI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 COMPRADO UN CUADRO DE VÁZQUEZ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A CARTA PARA TI, LEO. – ABRELA. HOY ESTOY PEREZOS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DEJA LO QUE ESTÉS HACIENDO Y VEEEN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6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A HERRADURA DE LA BUENA SUERTE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6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VOY! ¡YA VOY! ¡ESTABA RESPIRAND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6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VEN EN EL ACT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6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ORMIR UN POCO LA SIESTA. – Y YO A OIR LA RADIO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6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¡YA HE LEÍDO ESTA REVISTA DOSCIENTAS VECES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6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VEN AQUÍ! – Y SI NO VOY ¿QUÉ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6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ESTE GATITO PARA REGALÁRSELO A MI HERMAN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6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6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PERIÓDICO PARA LA NEN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ESTOY! - ¡QUÉ COSA MÁS MONA HE COMPRADO PARA MI SOLIT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6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! ¡OCURRE CADA COSA MÁS RARA POR EL MUNDO ESE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LAS NUEVE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IDA ES BELLA Y SANDUNGUER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6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É LO QUE TENGO.. ¡NO PUEDO MÁS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EER ESTE LIBRO DE CABO A RABO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ÍA ES HOY? ¿LUNES, JUEVES? ¿ESTAMOS A TRES, A TREINTA, A CUARENTA Y CINCO? VOY A VER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6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E TERMINADO ESTA NOVELA Y AHORA.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VER QUÉ DICE EL HORÓSCOPO DE ESTA SEMANA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SENTARÉ AQUÍ Y LEERÉ UN POCO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LA TONTA DE MI HERMANA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LLEGAR A CAS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6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KIKIRI… KIIII…! - ¡NO HE PEGADO UN OJO EN TODA LA NOCHE…! ¡QUÉ PESADILLAS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6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ME HA OCURRIDO UNA COSA ESTUPEND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6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A CADA COSA… “VENDEDOR AMBULATE AGREDIDO ALEVOSAMENTE POR PELMAZO”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6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PLA! ¡PUES VAYA CON LA MOSQUIT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6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SERÁN ESTAS CARCAJADAS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6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 DIGO QUE NO TE DOY NI CINCO PARA UN ABRIGO, ESTAMOS EN VERAN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6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…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6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¡MIRA QUÉ FLOR TAN MAJ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6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¿QUÉ TE PASA? - ¡UN RATÓN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O MI HERMANA HA PREFERIDO QUE PASÁRAMOS LAS VACACIONES EN LA MONTAÑA, AQUÍ ESTAMOS, DOÑA EUFRASI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NTRO DE UNOS MOMENTOS TRANSMITIREMOS EL SORTEO DE.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ÉSTAS! ¡CON LO QUE A MI ME GUSTAN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ENTO LA LLAMADA DEL ARTE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¡AY! ¡AY! ¡AY! - ¿QUÉ SERÁN ESOS BERRIDOS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? - ¡RELAJACIÓN DE LA BUENA, HIJ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BERÍAS COMPRARME OTRO VESTIDO, ÉSTE YA ESTÁ PASADO DE MODA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HABRÁ PUESTO MI HERMANA EL LIBRO QUE LEÍA AYER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6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A AVISP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16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ABES LO QUE HE PENSADO, HERMANITA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6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TE HAS ENTERADO DEL CONCURSO FOTOGRÁFICO DE LA REVISTA “NOSOTROS”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6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MOS SIN DINERO Y LLENAS DE FACTURAS POR TODAS PARTES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6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ABES LO QUE LE HA OCURRIDO A PEPÓN, EL CHICO DEL COLMADO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6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QUE QUIERES IR AL FESTIVAL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6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PLA! ¡HOY ES EL CUMPLEAÑOS DE LEO. DEBERÍA HACERLE UN REGAL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6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OBO EN UN BANCO! ¡ASALTO DE UN TREN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6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 TAN PREOCUPADA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¿SABES LO QUE GANA PICASSO POR UN CUADRO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16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A VIDA ES BELLA! ¡TRALARIII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SIESTECITA! ¿QUÉ HORA SERÁ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AQUÍ LA CASA DE LAS GILDAS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AR UN PASEITO MATINAL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Y VOY A RESPIRAR AIRE PUR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TODAVÍA SIGUES CON TU RESFRIADO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0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ECE QUE ESTAMOS EN PRIMAVER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AY, AY! - ¿QUÉ TE PASA?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SEGURO QUE ES ELL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ROMISTA ES ESTA REVISTA FRANCESA DE MODAS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, LEO, LO QUE ACABO DE COMPRAR PARA ESTE INVIERNO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7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OTRO BOCADILLO? ¡A ESTE PASO NO TE QUEDARÁ CUERPO PARA ALMACENAR TANTA GRAS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7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ME PONDRÉ UN HILITO EN EL DEDO PARA RECORDARLO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7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, NO SÉ… PERO ME PARECE QUE ME VEO BIEN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7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LLEVAS CON TANTO RECELO?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ACABO DE COMPRAR?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MIRA LO QUE ACABO DE RECIBIR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OTRA CARRERA EN LAS MEDIAS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 PARTE DEL DIRECTOR DE “PULGARCITO”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GO HECHA POLV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… Y LA GANADORA DEL “PREMIO DEDAL” SE LLEVA VEINTE MIL PESETAS POR SU NOVEL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A, PASA, ALICI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A LA TIEND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YA, SE ME HA ESCAPADO EL OVILLITO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7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QUÉ DÍA TAN ESTUPEN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7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HERMENEGILDA MIRA UN ESCAPARATE) ¡QUÉ JARRÓN MÁS VALIOSO HE COMPRA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7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LOR HACE AQUÍ EN LA HISTORIET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7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.! – YA ME ESTÁ LLAMANDO MI HERMAN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7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AQUÍ SENTADA, LEJOS DE LAS IMPERTINENCIAS DE MI HERMAN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72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7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VENG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72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7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O, GASTAMOS MÁS QUE UN REGIMIENT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S SON LAS FLORES SILVESTRES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A “TELE”… TOMO PARTE EN UN CONCURSO DE PREGUNTAS.. DAN UN MILLÓN DE PREMIO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3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7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AQUÍ, VOLAN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7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7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ESTÁ, VUELTA AL RECA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7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73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7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PASEAR POR EL CAMPO. – MUY BIEN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7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7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SO…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7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AS PASAN! ¡QUÉ NOTICIA MÁS GORD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7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 MOSQUITO) - ¡YA LO PILLÉ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7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O ESTÁ ESTE VESTI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7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ENGO DISPUESTA A PONER LAS COSAS EN SU SITIO, EL SEÑOR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7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UU…! - ¡ESA VENTAN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ESTOY AQUÍ! ‘NO ME MOVERÍA POR NAD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ORA VUELVO. – MUY BIEN REIN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Y NO ME VOY A MOVER DE AQUÍ EN TODO EL DÍ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COMO UNA TON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ITAS MÁS BUENAS HE COMPRA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7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Y ES MI CUMPLEAÑOS, COMO SIEMPRE QUE ES MI CUMPLEAÑOS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7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E PASARME ESTO A MI! ¡A LA NENA…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7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HARTA! - ¡ES EL COLM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7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ME ENCUENTRO HOY…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7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HERMOSO DÍA HACE HOY! – SEGURAMENTE DEBE SER PORQUE LUCE EL SOL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7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E TRAIGO, REI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7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 EL CAMPO EN LA PORTADA DE “PULGARCITO”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7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LE UNA COSA A MI HERMAN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7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7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DESGANADA! ¡VOY A VER SI SE ME ABRE EL APETIT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7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PODÍAS LIMPIAR LA VENTA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7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ZZZZZ - ¡HERMENEGILDAAAA! - ¡YA ESTÁ ESTA PELMAZA MOLESTAND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7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Y ME VOY A TOMAR UN VERMUTH CON ACEITUNAS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7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A MOSCA) - ¡HERMENEGILDAAA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7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HAY NADA COMO UN CIGARRILLO DESPUÉS DE COMER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7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S DÍAS, HERMA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7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ESTÁ LA CASA DE POLV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7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ESTARÁ HACIENDO MI HERMANA, QUE NO SE LA OYE BERREAR…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7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UESTO A QUE MI HERMANA ESTÁ LEYENDO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7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IR AL CINE! – HOLA, REINA, AQUÍ ESTOY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7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! - ¿ME LLAMABAS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7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AR LA TARDE LEYENDO A TODO TREN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7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UN RATO AL CINE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7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, CHIC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7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EN CASITA LEYEND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7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OS RONQUIDOS NO SON MÍOS ¿DE QUIÉN SERÁN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7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ENTO MÁS DESPEINANTE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7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 PASEO POR EL CAMPO. – BUENO, QUE LO PASES BIÉN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7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UENO! LA MARQUESA DE PÍO ME INVITA A SU BAILE DE MÁSCARAS SINIESTRAS. ¡TENDRÉ QUE COMPRARME U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7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CE MI HERMANA QUE NO LA OIGO…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7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LEYENDO EN CASITA! - ¡VAYA! ¡SE APAGÓ LA LUZ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7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YA HE TERMINADO DE ARREGLAR LA CASA. ¡ESTOY HECHA POLV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7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LEO! – MUY BIEN, QUE TE DIVIERTAS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7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DICE EL PERIÓDICO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IFICIL ESTÁ LA VIDA! NO TENGO NI UNA MALA PES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ÁN OTRA VEZ - ¡NO ME DIGAS! ¿OTRA VEZ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DEDICARSE A LA ESCULTUR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 FIN, HE ENCONTRADO UN TRABAJO QUE ME GUSTA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RTA ESTOY! - ¡YA NO TRABAJO MÁS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 MIENTRAS MI HERMANA ESTA FUER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BEBO UN POCO DE AGU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ELLO ES EL CAMPO! - ¡QUÉ BONITA MARIPOSA DE COLOR DE ROS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7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S AQUÍ NO ESTÁ.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7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YA ESTOY HARTA DE SER SU ESCLAV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7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 ES ESTA NOVELA DE MISTERI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7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VA, YA VA! – COGE UN DURO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8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– ME VOY PARA CAS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8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 DINERO A MI HERMANA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802 (AP1966)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8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ESCAPARATES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80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80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0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0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YA ES HORA DE QUE VAYA AL BANCO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8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E EMPLEO DEBE DE SER CÓMOD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DESCANSAR UN POC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8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ME VOY A DAR UN PASEO QUE ES LO MÍ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… LEO! ¡MIR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1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É MONO ES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! – HOY SE INAGURA A 23 KMS, DE LA CIUDAD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PUEDO MÁS! - ¡CÓMO SUFR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VENGO! – UNA NOTA DE MI HERMANA DICIENDO QUE SE HA IDO AL CINE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LIBRO MÁS INTERESANTE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PUL6 18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DA DÍA VEO MENOS.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8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TENGO ALGO QUE DECIRTE QUE.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8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HAY QUE VER…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8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8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TENGO LA CASA DE LIMPI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8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ITA ME ENCUENTRO ESTA MAÑAN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8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DE DÓNDE SACARÉ DINERO PARA PAGAR TODAS ESTAS FACTURAS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8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HAGO MÁS QUE DARME PORRAZOS…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8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LEO! ¡MIRA LO QUE ME HAN DAD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PUL6 183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NOS HAN REGALADO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34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ÁIS A DÓNDE VOY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8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GASTAR UNA BROMA A LA TONTUELA DE MI HERMAN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8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E INVITACIÓN TRAIGO, LEO…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8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DELITOS MÁS MONOS ME HE COMPRADO...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8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UNA NUEZ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8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LLEVO LOS ZAPATOS..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18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, JA, JA…! – ¡ES PARA PARTIRSE DE RIS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8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! - ¡ADIÓS, HERMANITA, ADIÓS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8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HE LEVANTADO CON GANAS DE TRABAJAR…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8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8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8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, JA, JA! ¡QUÉ BUENA ES ESTA HISTORIETA DE PULGARCIT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8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LUSA TAN BONIT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8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 DE HACER LA LIMPIEZA YO SOL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4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18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MPIEZA LA RADIO DEL VECIN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5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F! ¡QUÉ CANSADA VENGO! - ¡VAYA! ¡AHORA SE APAGÓ LA LUZ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8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, JE! PASEN, PASEN POR AQUÍ…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EJAR AQUÍ ESTA CAJI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ASUSTAR A ESTA CIUDAD YO SOLIT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LO QUE TENGO, LEO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5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8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18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ACERTANTE DE LA QUINIELA DE ESTA SEMANA HA GANADO CUARENTA MILLONES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8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8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SANO ES EL CAMP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8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UN VESTIDO NUEVO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8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CÓMO ESTÁ ESTO DE MOSQUITOS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8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8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.. ¡OTRA VEZ EN EL CAMP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8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8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8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7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7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87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7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87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87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8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8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88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88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88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8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8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VEN EN EL ACT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88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8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IENTO QUE HOY ME VAN A PASAR COSAS RARAS.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8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¡COMO SE HAYA IDO AL CAMPO LA VOY A ..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9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89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89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89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89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9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SIENTO DEPORTISTA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 VEZ HE NAUFRAGADO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, Y MI HERMANA SIN VENIR! ¿DÓNDE SE HABRÁ METIDO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TARDE ES Y MI HERMANA SIN VENIR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9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HAY NADA COMO EL CAMPO CAMPESTRE! - ¿QUÉ ES ESTO..? NO SERÁ.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9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! ME LLEVO UN GRATO RECUERDO DE SU CASA, SEÑORITA ¡ABUR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9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JO ES EL CAMPO CAMPESTRE…! - ¡VAYA MARGARITA! ESTA ME LA LLEVO A CAS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9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IRÁ TAN CORRIENDO…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GUAPA, ¿QUIERES IR A BUSCARME UN HELADO DE VAINILLA..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9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BRECILLO, DEBE DE TENER HAMBRE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! ¡ME LA VOY A COMPRAR…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SI ESTÁ AQUÍ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19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CALABAZA LA TENGO REPETIDA, ASI ES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9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ATÉ QUÉ LIMPIA HA QUEDADO MI ROPA DE “POMO”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9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COJO PIÑAS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9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E ME PASA HOY. - ¿QUÉ SERÁ ESE RUIDITO…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9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…! - ¡QUÉ BIEN HUELEN LAS MARGARITAS1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9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9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9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IRRININ DA ESTAR EN CASIT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9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QUÉ FRIOOO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 SIENTO, PERO ESTO DE PASEAR POR EL CAMPO ES LO MÍO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9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ESTOY HECHA POLV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2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9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PASEAR POR EL CAMPO, COMO SIEMPRE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9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MAR! ¡QUÉ PEZ MÁS MON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9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OS DIJE YA ALGUNA VEZ LO BONITO QUE ES EL CAMPO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9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SIEMPRE DIGO LO MISMO, PERO ES QUE ES VERDAD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9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QUÉ PEN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93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93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9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UES VAYA LAT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9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AHÍ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9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SUERTE MÁS GORDAAA..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9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ESTE PAÑUELO ESTÁ PARA ZURCIRLO UN POC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9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ECIRME ESO A MI! ¡BRRR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9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NOTICIA MÁS INTERESANTE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9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INVADIR LA CIUDAD EN MENOS QUE CANTA UN GALLO MARCIANO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9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, CÚ! YA ESTOY AQUÍ, LEOVIGILDA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9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9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A MÁS RAR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9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ITA! - ¡AHORA BIEN TRANQUILA, LEERÉ EL PERIÓDICO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9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9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NDÁ! ME ACABO DE ENCONTRAR UN PEDAZO DE CARBONCILLO DE DIBUJ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9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O, JO! INVADIRÉ EL “PULGARCITO” YO SÓL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9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PARA HOY SE AVECINA UNA OLA DE FRÍO, ASÍ ES QUE PREPÁRENSE”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ME TIENEN FRITA, FRIT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194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ESTOY SEGURA DE QUE HOY LO ENCONTRARÉ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ESA HOLGAZANA QUE NO LA OIGO…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LEER UN RATIT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95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9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 SE LEE EN ESTA HABITACIÓN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9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9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GO ESTA TARDE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VUELVO MÁS A ESA REUNIÓN DE AMIGAS! ¡BRRR! ¡MIRA QUE DECIRME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19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OY CANSADA DE TANTO LEER, IRÉ A HABLAR CON MI HERMAN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UNA ALFOMBRA DE SALD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VIGILDA! ESTA MAÑANA NO PUEDO LEVANTARME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DIÓS, REINA! VOY A DAR UN PASEITO POR AHÍ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96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PEDIRLE A LEO DINERO PARA UNOS ZAPATOS NUEVOS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TRABAJADORA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9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VOY A ESO… - IRÉ POR EL ATAJO DEL PARQUE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9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9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IDA ES BELLA Y SANDUNGUERA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9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 GUSTO SE ESTÁ EN CASITA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9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! ¡AHORA QUE RECUERDO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9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AS PASAN! ¡QUÉ NOTICIA MÁS GORD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9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9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19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GUARDARÉ ESTE DURETE A BUEN RECAU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9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! ¡YA VOY! ¿QUIÉN SERÁ? - ¡A VER SI VIENE A COBRAR ALGÚN INFELIZ ACREEDOR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9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9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9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LA PRENSA MATUTINA PARA ESTAR AL DÍ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9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DESCANSAR UN RATITO EN PAZ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9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RIOSO LIBRITO.. “APRENDA A HIPNOTIZAR”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9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.! - ¡VOY, VOY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9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ESTO ME INTERESA – SE LO DIRÉ A MI HERMAN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19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! ¡YA VOY! – TRAIGO UNA CARTA Y UN PAQUETE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9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9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98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9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, PUES NO HAY NADIE EN CASA! ¿SE PUEDE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19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O ES ESO DE NO TENER NOVI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9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9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9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9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 ANDAMOS DE DINER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TIZA! ¡ESTA AVISPA QUIERE PICARME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COMPRAR UNOS DÉCIMOS DE LOTERÍ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LAS NUEVE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UNA ARAÑA COLGONA) - ¡AAAAAAH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RAIGO, LEO! - ¡BAH! ¡ALGUNA TONTERÍ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0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0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0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- ¿QUÉ FUE ESE HORRIBLE GRITO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0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ESTE SON YA OCHENTA Y SIETE LOS CHURROS QUE HE COMPRADO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0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0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SCRIBE Y CIERRA UN SOBRE) ¡EJEM, EJEM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0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01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01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1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! ¡YUPIIII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NO SÉ POR QUÉ ME TIENE DOMINAD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ABE LO QUE ME ALEGRO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HE COMPRADO UN LIBRO DE RIS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HERMENEGILDAAAAAA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ME PRESTAS QUINIENTAS PESETAS PARA..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JUGAR UN RATO AL CAMP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CAPITAL DE ESPAÑA” .. ¡HUM! ESTE CRUCIGRAMA ES BASTANTE DIFICIL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202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0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ME APUESTO ALGO A QUE ME MANDA A UN RECA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0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ÁNTO ME GUSTARÍA DAR LA VUELTA AL MUNDO, VISITAR CAPRI, MONTECARLO, CUENCA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0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MIRA QUE PECECITO MÁS MONO HE COMPRADO! ¡LE VOY A LLAMAR JERÓNIM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0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O MI HERMANA HA PREFERIDO QUE PASÁRAMOS LAS VACACIONES EN LA MONTAÑA, AQUÍ ESTAMOS, DOÑA EUFRASIA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0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MI SUEÑO DORA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02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0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UPII…! ¡AL FIN LO HE CONSEGUI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0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¡POR FIN ES DOMING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0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! - ¡YA VOY! ¡YA VOY! ¡ESTABA RESPIRAN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0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¡YA HE LEÍDO ESTA REVISTA DOSCIENTAS VECES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0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OY MÁS ABURRIDA QUE UNA OSTRA. - ¡QUÉ VIDA ÉST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0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E GANAS TENGO DE LLEGAR A CASA! - ¡CÓMO ME APRIETAN LOS ZAPATOS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0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É LO QUE TENGO.. ¡NO PUEDO MÁS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0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DOY UN PASEO – PUES NO ME HABÍA DADO CUENTA HASTA AHORA.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03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0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A. HOY TAMPOC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UCURBITACEA! ¿QUÉ DIABLOS SERÁ UNA CUCURBITACEA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VIENE ALGO BUENO EN LA SECCIÓN DE VENTAS DEL PERIÓDIC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0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0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– PARECE QUE NO HA OIDO BIEN MI DULCE VOZ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0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NCIO! ¡A MI ME DA ALG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0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TRAE EL DIARIO DE HOY… - ¡HASTA LUEG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0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STOY PREOCUPADÍSIMA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0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ERMENEGILDA! – ¡HE OIDO TU SUSURRANTE VOZ O ME LO HA PARECIDO, REINA DE LA CASA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0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ES TERRIBLE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0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 BELLO ES EL CAMPO MULTICOLOR Y MULTIFLOR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0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ENGO DISPUESTA A PONER LAS COSAS EN SU SITIO, EL SEÑOR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0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S SON LAS FLORES SILVESTRES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0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OY OTRA VEZ EN EL CAMPO. - ¡CÓMO ME GUSTA OLER LAS MARGARITAS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0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0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ESTE GATITO PARA REGALÁRSELO A MI HERMANA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ESTOY AQUÍ! ‘NO ME MOVERÍA POR NA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, QUÉ BELLO ES EL CAMPO…! – ME HE ESCAPADO DE CASA, MI HERMANA NO ME DEJA VENIR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IDEA MÁS ESTUPENDA! ¡LE DIRÉ A MI HERMANA QUE ME LO REGALE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6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0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0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ESA TONTA DE MI HERMANA, A VER QUÉ CUEN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06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0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0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0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E ANUNCIO ME INTERES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0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¡QUÉ CONTENTA VENGO…! ¡QUÉ ARTISTA SOY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06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06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0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ICULA MÁS ESPELUZNANT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0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PARECE QUE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0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NDÁ! ¿SERÁ VERDAD ESTO QUE PONE AQUÍ..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0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YA TENGO NOVIO OTRA VEZ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NSULTAR A MI HERMANA QUE ES LO QUE PUEDO HACER ESTA TARDE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TRAIGO UN HAMBRE DE LOBO AFRICAN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ME ABURRO COMO UNA OSTRA SORDOMUDA! ¡AHHH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EO, LEO! ¡QUÉ CONTENTA VENGO, QUÉ CONTENT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MÁS ABURRIDA QUE UN CERDO EN LA ESCUEL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HH! ¡QUÉ CANSADA VUELVO DE PASEAR POR EL CAMP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OS VOY A CONTAR A VOSOTRAS DEL CAMPO, QUE NO SEPÁIS YA, FLORECILLAS SILVESTRES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EL CAMPO… <text:s/>...OTRA VEZ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, YA ESTOY EN EL CAMPO, COMO ES COSTUMBR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LA HORA DE LA CITA! ¡QUÉ ILUSIÓN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0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0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IIIIIIING! - ¡HUY! ¡ALGUIEN HA LALMADO A LA PUERTA! ¿QUIÉN SERÁ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0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HACE TAN HERMOSO! ¡QUÉ DÍA! ¡QUÉ DÍ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0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JÁ! – VOY A VER SI MI HERMANA, LA JEFA, ME DA PERMISO PARA SALIR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0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0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HERMOSO DÍA PARA IR A LA PLAY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0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RICO ESTÁ! ¡MMM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0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EO, LEO! - ¡VEN, CORRE, CORR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0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CALOR HACE! ¡QUÉ CALOR! ¡Y QUÉ SED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EL CAMPO! ¡QUÉ BONITO ES EL CAMP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QUÉ BONITO ES EL CAMPO…! – A MI, LA VERDAD, ME SACAN DEL CAMPO Y ES QUE ME ENCUENTRO PERDIDA DEL TODO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MO EL CAMPO CON FURIA VISIGOD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PISA MORENA, PISA CON CARB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H! ¡LO PASO “BOMBA” EN EL CAMPO! ¡”BOMBA”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10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1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EL FRONDOSO CAMP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103</text:p>
          </table:table-cell>
          <table:table-cell office:value-type="string" calcext:value-type="string">
            <text:p>EL “POSTER”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UY, QUÉ NOVEDAD DECORATIVA MÁS INTERESANT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1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LA, REINA DE LA CAS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O ES ESTAR EN UNA ISL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L CAMPO! ¡HACE TIEMPO QUE NO VENÍ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CALOR MÁS OBSESIONANTE Y TROPICAL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FRAGANTE ES EL CAMPO CAMPESTRE! ¡AH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EL MAR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ERDAD ES QUE ESTOY ABURRIDA…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11</text:p>
          </table:table-cell>
          <table:table-cell office:value-type="string" calcext:value-type="string">
            <text:p>LAS NÁUFRAG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MIENTO! ¡OTRO DÍA LO MISMO! ¡A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112</text:p>
          </table:table-cell>
          <table:table-cell office:value-type="string" calcext:value-type="string">
            <text:p>SUSPEN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HAS VISTO QUÉ HERMOSA MAÑANA HACE HOY, LEOVIGILDA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11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114</text:p>
          </table:table-cell>
          <table:table-cell office:value-type="string" calcext:value-type="string">
            <text:p>EL TELEFIL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A ESTOY! ¡AAAAAA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115</text:p>
          </table:table-cell>
          <table:table-cell office:value-type="string" calcext:value-type="string">
            <text:p>PURA LÓGI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¡YA ME HE LEÍDO EL PERIÓDICO DE CABO A RAB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116</text:p>
          </table:table-cell>
          <table:table-cell office:value-type="string" calcext:value-type="string">
            <text:p>MISTERIO GOR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ARBARO! ¡QUÉ RUIDOS HAY EN LA CALLE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117</text:p>
          </table:table-cell>
          <table:table-cell office:value-type="string" calcext:value-type="string">
            <text:p>MALA SOLUCIÓ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LA TONTA DE MI HERMANA…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18</text:p>
          </table:table-cell>
          <table:table-cell office:value-type="string" calcext:value-type="string">
            <text:p>DEPORTE CASE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NO HAY NADA COMO EL DEPORTE SAN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19</text:p>
          </table:table-cell>
          <table:table-cell office:value-type="string" calcext:value-type="string">
            <text:p>LA AFORTUNA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¡PUES PPOR MI NO QUEDAR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20</text:p>
          </table:table-cell>
          <table:table-cell office:value-type="string" calcext:value-type="string">
            <text:p>EL CONSEJ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 ME HE PUESTO DE POLLO COMO EL CHICO DEL ESQUILADOR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121</text:p>
          </table:table-cell>
          <table:table-cell office:value-type="string" calcext:value-type="string">
            <text:p>IMITAN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HACES AHÍ TAN ABURRIDA, HIJA MÍA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1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SANO ES EL CAMP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1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 MIENTRAS MI HERMANA ESTA FUER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1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CE MI HERMANA QUE NO LA OIGO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1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 PASEO POR EL CAMPO. – BUENO, QUE LO PASES BIÉN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1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EN CASITA LEYEND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1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BEBO UN POCO DE AGU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1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UN RATO AL CINE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1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AR LA TARDE LEYENDO A TODO TREN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1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ELLO ES EL CAMPO! - ¡QUÉ BONITA MARIPOSA DE COLOR DE ROS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S AQUÍ NO ESTÁ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ÁIS A DÓNDE VOY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LO QUE TENGO, LEO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1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ENTO MÁS DESPEINANTE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13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136</text:p>
          </table:table-cell>
          <table:table-cell office:value-type="string" calcext:value-type="string">
            <text:p>EL GRA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¿QUÉ ES LO QUE PASA AHORA…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1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PUEDO MÁS! - ¡CÓMO SUFR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13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1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DICE EL PERIÓDIC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1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DA DÍA VEO MENOS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1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LIBRO MÁS INTERESANTE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1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1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1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14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14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14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14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1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SI ESTÁ AQUÍ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150</text:p>
          </table:table-cell>
          <table:table-cell office:value-type="string" calcext:value-type="string">
            <text:p>LA RABIE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MÁS VOLVERÉ A DIRIGIRLE LA PALABRA ¡JAMÁS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1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1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IDA ES BELLA Y SANDUNGUERA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1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1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1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TOMA ESTA HERMOSA MANZANA QUE TE HE COMPRAD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…! ¡OTRA VEZ EN EL CAMPO…! - ¡CARAMBA! ¡YA EMPIEZO A ENCONTRAR COSAS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1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DELITOS MÁS MONOS ME HE COMPRADO...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1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ÍJATE QUÉ LIMPIA HA QUEDADO MI ROPA, CON “POMO”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1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LUSA TAN BONIT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1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LLEVO LOS ZAPATOS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1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HE LEVANTADO CON GANAS DE TRABAJAR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UNA NUEZ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 LUEGO. - ¡ADIÓS, HERMANA, ADIÓS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TENGO ALGO QUE DECIRTE QUE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ELICÍTAME LEOVIGILD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UENO! LA MARQUESA DE PÍO ME INVITA A SU BAILE DE MÁSCARAS SINIESTRAS. ¡TENDRÉ QUE COMPRARME UN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DESCANSAR UN POC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21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1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…! ¡VEN EN EL ACTO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1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O, JO! INVADIRÉ EL “PULGARCITO” YO SÓLO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1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1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AHÍ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1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! – HOY SE INAGURA A 23 KMS, DE LA CIUDAD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1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É INVITACIÓN TRAIGO, LEO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1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NDÁ! ¡ME ACABO DE ENCONTRAR UN PEDAZO DE CARBONCILLO DE DIBUJ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1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ACERTANTE DE LA QUINIELA DE ESTA SEMANA HA GANADO CUARENTA MILLONES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1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IRRININ DA ESTAR EN CASIT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1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TARDE ES Y MI HERMANA SIN VENI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1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STO ME INTERES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1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ME PASA HOY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A! - ¡QUÉ GUSTO DA DESCANSA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1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VOY A ESO… - IRÉ POR EL ATAJO DEL PARQUE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1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1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ING! - ¡YA VOY! ¡YA VOY! ¿QUIÉN SERÁ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1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PARA HOY SE AVECINA UNA OLA DE FRÍO, ASÍ ES QUE PREPÁRENSE”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1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ESTE PAÑUELO ESTÁ PARA ZURCIRLO UN POC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1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QUÉ PEN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1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UUF! ¡QUÉ CANSADA VENG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1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CALABAZA LA TENGO REPETIDA, ASI ES.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ESA HOLGAZANA QUE NO LA OIGO…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SIENTO DEPORTISTA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9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2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20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20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2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UES VAYA LAT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2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SUERTE MÁS GORDAAA..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2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2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2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CÓMO ESTÁ ESTO DE MOSQUITO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- ¡QUÉ BIEN HUELEN LAS MARGARITA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! ¡ME LA VOY A COMPRAR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LA PRENSA MATUTINA PARA ESTAR AL DÍ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ESTOY HECHA POLV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2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¡VOY, VOY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2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2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2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VER QUÉ DICE EL HORÓSCOPO DE ESTA SEMAN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2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DESCANSAR UN RATITO EN PAZ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2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2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VOLANDO, HERMENEGILDAAAAA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21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2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ESTE SON YA OCHENTA Y SIETE LOS CHURROS QUE HE COMPRADO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LA CARTELERA DE ESPECTÁCULOS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DARÉ UNA COPITA A LEO, PARA QUE LO PRUEBE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– NO SE POR QUÉ ME TIENE DOMINAD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2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2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2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2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22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2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… LEO! ¡MIR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2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- ¿QUÉ FUE ESE HORRIBLE GRITO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2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23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2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VOY A INVADIR LA TIERRA YO SOLIT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2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2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AAA! – YA ESTAMOS CON LOS RECADITOS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2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23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2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L CAMPO! ¡EL CAMPO ES COSA BUENA! ¡ES COSA MI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2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JO ES EL CAMPO CAMPESTRE…! - ¡VAYA MARGARITA! ESTA ME LA LLEVO A CAS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2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2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DIVERTIRME UN RATO A COSTA DE LA TONTUELA DE MI HERMAN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2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2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HERMENEGILDA MIRA UN ESCAPARATE) ¡QUÉ JARRÓN MÁS VALIOSO HE COMPRAD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2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QUÉ DÍA TAN ESTUPEND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2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ABURRIDA ESTOY! – ME IRÉ UN RATITO AL CAMPO, A VER SI ME OXIGENO UN POC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HOY TENGO MÁS SUERTE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4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5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2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25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25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2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O ESTÁ ESTE VESTID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2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2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2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EN EL ACTO, HERMENEGILD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25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25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26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22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26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26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2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A. HOY TAMPOCO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2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26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2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26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26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22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27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2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2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27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27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27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2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27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27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28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2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– PASA, CLEO, ESTA ES CLEO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8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AMPO! - ¡HUM! ¡QUÉ PAZ HAY EN EL AMBIENTE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22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 ESO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ESPANT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2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2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29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2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2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22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2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2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…! ¡OTRA VEZ EN EL CAMPO…! - ¡CARAMBA! ¡YA EMPIEZO A ENCONTRAR COSAS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2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…! - ¡QUÉ BIEN HUELEN LAS MARGARITAS1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2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Y, LEOVIGILDA! ESTA MAÑANA NO PUEDO LEVANTARME.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3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30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3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3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ACERTANTE DE LA QUINIELA DE ESTA SEMANA HA GANADO CUARENTA MILLONES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230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0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3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E, PASE, SEÑORA BARONESA, ESTÁ USTED EN SU CAS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3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– VOY A MI CUARTO A BUSCAR UNA COSA, AHORA VUELVO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3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31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1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1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TENGO LA CASA DE LIMPI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LA HORA DE LA CITA! ¡QUÉ ILUSIÓN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AH…! ¡AL FIN LLEGÓ LA HORA DE LEER EL PERIÓDIC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3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ME VOY A DIVERTIR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3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 DINERO A MI HERMANA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31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32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32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3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32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32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2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2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2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EN EL ACTO! - ¡VOY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3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MIRA QUE NO HABERLO ENCONTRAD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3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33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33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23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33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3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ENEEGIIILDAAA………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337</text:p>
          </table:table-cell>
          <table:table-cell office:value-type="string" calcext:value-type="string">
            <text:p>MISTERIO GOR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ÁRBARO! ¡QUÉ RUIDOS HAY EN LA CALLE…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3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3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EN CASITA LEYEND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AR LA TARDE LEYENDO A TODO TREN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 DE HACER LA LIMPIEZA YO SOL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3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ENTO MÁS DESPEINANTE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3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LO QUE TENGO, LEO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3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TINTA DE ESTILOGRÁFICA. TENGO QUE ESCRIBIR A MIS ADMIRADORES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34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3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¡HERMENEGILDA!! – LOS GRITOS DE ESA MANDONA ME TIENEN FRI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3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LLAMAR A MI AMIGA PANCHITA.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3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PUEDO MÁS! - ¡CÓMO SUFR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3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DA DÍA VEO MENOS.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3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35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H! ¿QUÉ ES ESE HORRISONO RUIDO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5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3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3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3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3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…! ¡OTRA VEZ EN EL CAMPO…! - ¡CARAMBA! ¡YA EMPIEZO A ENCONTRAR COSAS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360</text:p>
          </table:table-cell>
          <table:table-cell office:value-type="string" calcext:value-type="string">
            <text:p>SORPRESA FIN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TRO DÍA MÁS Y NADA DE NAD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3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3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! ¡HOY ESTRENO ESTE BOLS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3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DICE EL PERIÓDICO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364</text:p>
          </table:table-cell>
          <table:table-cell office:value-type="string" calcext:value-type="string">
            <text:p>FORTUNA TRÁGI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MIENTO! ¡OTRO DÍA LO MISMO! ¡AH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3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¡QUÉ CONTENTA VENGO…! ¡QUÉ ARTISTA SOY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3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3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3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PODÍAS LIMPIAR LA VENTAN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3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SI ESTÁ AQUÍ…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3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3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3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 LA PUERTA…? VOY A VER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ÍJATE QUÉ LIMPIA HA QUEDADO MI ROPA, CON “POMO”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H, TÚ, VEN AQUÍ! ¿ADÓNDE VAS SIN MI PERMISO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ENCUENTRO PIÑAS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3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IGO EL CANTAR DE UN PAJARITO MECÁNICO! ¡OH! ¡QUIERO VERL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3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3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OCASIÓN TAN ESTUPEND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3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3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RO QUE AÚN NO HAYA VEINDO MI HERMA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3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TENGO ALGO QUE DECIRTE QUE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3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IRRININ DA ESTAR EN CASIT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3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VER A MI NOVIO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3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DESCANSAR UN POC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3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UNA NUEZ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ELICÍTAME LEOVIGILD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DEDICARSE A LA ESCULTUR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3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MÁS ALEGRE QUE UNAS CASTAÑUELAS ETRUSCAS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HOY ME ENCUENTRO BASTANTE TONTA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PUL6 23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E QUE HACER PARA PASAR EL RA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3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3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– YA ESTOY HARTA DE SER SU ESCLAV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3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EN CASA! ¡HOGAR, DULCE HOGA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3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Y VATICINAMOS PARA HOY UN DÍA PRIMAVERAL”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4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LE UNA COSA A MI HERMAN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4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S AQUÍ NO ESTÁ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4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A CARTA PARA SU HERMANA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4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R FIN HE LOGRADO AHORRAR DOSCIENTAS PESETAS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PUL6 24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NO ES EL CAMP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A “TELE”… TOMO PARTE EN UN CONCURSO DE PREGUNTAS.. DAN UN MILLÓN DE PREMIO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UNA ARAÑA COLGONA) - ¡AAAAAAH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4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ME HE CANSADO DE SER UNA IGNORANTE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4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UES VAYA LAT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4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VOY A ESO… - IRÉ POR EL ATAJO DEL PARQUE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4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4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QUÉ PE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24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SIENTO DEPORTISTA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4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SUERTE MÁS GORDAAA..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4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CÓMO ESTÁ ESTO DE MOSQUITOS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4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É INVITACIÓN TRAIGO, LEO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LA PRENSA MATUTINA PARA ESTAR AL DÍ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S DÍAS, HERMA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! ¡YA VOY! ¿QUIÉN SERÁ? - ¡A VER SI VIENE A COBRAR ALGÚN INFELIZ ACREEDO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4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.! - ¡VOY, VOY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242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4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RAIGO, LEO! - ¡BAH! ¡ALGUNA TONTERÍ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4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4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ESTE PAÑUELO ESTÁ PARA ZURCIRLO UN POC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4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ESTOY HECHA POLV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4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4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42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ME ENCUENTRO HOY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24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 ME HARÁ TENER UN COCHE ASÍ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4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MI HERMAN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4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O SE ESTÁ EN CASITA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4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ANSARÉ UN RATO Y APROVECHARÉ PARA LEER ESTE LIBRO TAN INTERESANTE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4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PARA HOY SE AVECINA UNA OLA DE FRÍO, ASÍ ES QUE PREPÁRENSE”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4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 ¡QUÉ COSAS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43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ÍA ES HOY? ¿LUNES, JUEVES? ¿ESTAMOS A TRES, A TREINTA, A CUARENTA Y CINCO? VOY A VER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LA TONTA DE MI HERMAN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4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! ¡ME LA VOY A COMPRAR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ESA HERMANA MÍA? - ¡QUÉ GUSTO DA NO HACER NA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4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4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4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 – NI QUE FUESE UN INCENDIO ¡CARAMB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4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! – ¡YA NO TRABAJO MÁS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4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4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STOY PREOCUPADÍSIMA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4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4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4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AAA! – YA ESTAMOS CON LOS RECADITOS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DARÉ UNA COPITA A LEO, PARA QUE LO PRUEBE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4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KIKIRI… KIIII…! - ¡NO HE PEGADO UN OJO EN TODA LA NOCHE…! ¡QUÉ PESADILLAS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4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 TAN MAGNÍFIC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4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HAMBRE TENG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4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LA ORILLA DEL MAR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4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MI HERMANA..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4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4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E ACERCA LA HORA DE IR A VER A MI MALVINO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4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EN ESTA CASA NUNCA OCURRE NA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4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 HERMANA LLEVA UNOS DÍAS BASTANTE RARA, NO SE QUE LE PASA, PERO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4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4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OS BOTES DE MERMELA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4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4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4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ONOMÁSTICA, QUE QUIERE DECIR QUE ES MI SANTO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4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, A RESPIRAR EL AIRE, QUE ES PURO Y SANO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4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SIEMPRE DIGO LO MISMO, PERO ES QUE ES VERDAD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4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DIÓS, REINA! VOY A DAR UN PASEITO POR AHÍ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4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IFICIL ESTÁ LA VIDA! NO TENGO NI UNA MALA PES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4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? ¿CRUCIGRAMAS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TO TIEMPO HACE QUE NO VAMOS AL CAMPO, LEO? - ¡QUÉ SE YO! LO MENOS SESENTA HISTORIETAS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GO ESTA TARDE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.! - ¿ME LLAMABAS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4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É NO SABES LO QUE TRAIG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4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4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VIENE ALGO BUENO EN LA SECCIÓN DE VENTAS DEL PERIÓDICO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4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248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4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48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48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49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9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9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9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9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9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49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5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5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SO….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5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- ¡VOY, VOY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ESPANT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5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5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5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5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5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UN VESTIDO NUEVO…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! – PARECE QUE NO HA OÍDO BIEN MI DULCE VOZ.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5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ME INTERES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5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5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5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AOS QUE VESTIDO ACABO DE ESTRENAR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5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AAAAAH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5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NE AHÍ, LEO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5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5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5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5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QUÉ FRIOOO…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5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5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5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É NO SABES LO QUE TRAIGO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531</text:p>
          </table:table-cell>
          <table:table-cell office:value-type="string" calcext:value-type="string">
            <text:p>EL TELEFIL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A ESTOY! ¡AAAAAAH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532</text:p>
          </table:table-cell>
          <table:table-cell office:value-type="string" calcext:value-type="string">
            <text:p>MALA SOLUCIÓ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LA TONTA DE MI HERMANA…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5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5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ESTÁ LA CASA DE POLV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VIGILDA… ¿NO CREES QUE YA ES HORA DE QUE ME DES DINERO PARA COMPRARME UN TRAJE… 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, ¡SEGURO QUE MI HERMANA NO SE ACUERDA DE MI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NO HAY QUIÉN LO AGUANTE! 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5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FRÍO POLAR QUE HACE EN ESTA CASA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5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ITA ME ENCUENTRO ESTA MAÑANA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40</text:p>
          </table:table-cell>
          <table:table-cell office:value-type="string" calcext:value-type="string">
            <text:p>DEPORTE CASE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NO HAY NADA COMO EL DEPORTE SANO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HAY NADA COMO UN CIGARRILLO DESPUÉS DE COMER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54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5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54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54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254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4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4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5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5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55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LEO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5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255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5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55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55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56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6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56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56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25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56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5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57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5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5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57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57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57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5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57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57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58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5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58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8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8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58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5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58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58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59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5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59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5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5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259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9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9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 table:number-rows-repeated="10470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Hoja1.A1:Hoja1.H149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22:18:22.5112084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7:48:02.547583782</meta:creation-date>
    <dc:date>2026-02-20T22:18:31.696253309</dc:date>
    <meta:editing-duration>PT10H38M56S</meta:editing-duration>
    <meta:editing-cycles>6</meta:editing-cycles>
    <meta:generator>LibreOffice/25.2.4.3$Linux_X86_64 LibreOffice_project/33e196637044ead23f5c3226cde09b47731f7e27</meta:generator>
    <meta:document-statistic meta:table-count="1" meta:cell-count="11944" meta:object-count="0"/>
  </office:meta>
</office:document-meta>
</file>